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804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07edf0" officeooo:paragraph-rsid="0007edf0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')&gt;</text:placeholder><text:placeholder text:placeholder-type="text">&lt;sale.set_lang(sale.party.lang and sale.party.lang.code or 'en')&gt;</text:placeholder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tax_identifier"&gt;</text:placeholder></text:p>
      <text:p text:style-name="P4"><text:placeholder text:placeholder-type="text">&lt;sale.party.tax_identifier.type_string&gt;</text:placeholder>: <text:placeholder text:placeholder-type="text">&lt;sal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sale.state == 'draft'"&gt;</text:placeholder></text:p>
      <text:p text:style-name="P16">Draft Sale Order</text:p>
      <text:p text:style-name="P11"><text:placeholder text:placeholder-type="text">&lt;/when&gt;</text:placeholder></text:p>
      <text:p text:style-name="P11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2">Reference: <text:placeholder text:placeholder-type="text">&lt;sale.reference or ''&gt;</text:placeholder></text:p>
      <text:p text:style-name="Text_20_body"><text:soft-page-break/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0" meta:word-count="195" meta:character-count="2180" meta:non-whitespace-character-count="2065"/>
    <meta:user-defined meta:name="Info 1"/>
    <meta:user-defined meta:name="Info 2"/>
    <meta:user-defined meta:name="Info 3"/>
    <meta:user-defined meta:name="Info 4"/>
  </office:meta>
</office:document-meta>
</file>